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0.61pt" svg:x="12.73pt" svg:y="0.88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43314" calcext:value-type="float">
            <text:p>143314</text:p>
          </table:table-cell>
          <table:table-cell table:style-name="ce1" table:formula="of:=SUM([.H3:.H70])" office:value-type="float" office:value="7669" calcext:value-type="float">
            <text:p>7669</text:p>
          </table:table-cell>
          <table:table-cell table:style-name="ce6" table:formula="of:=([.H72]/[.G72])" office:value-type="percentage" office:value="0.0535118690428011" calcext:value-type="percentage">
            <text:p>5.35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 style:data-style-name="N2" text:time-value="09:38:31.775706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7-12-28T09:39:31.037360907</dc:date>
    <meta:editing-duration>P2DT16H29M22S</meta:editing-duration>
    <meta:editing-cycles>96</meta:editing-cycles>
    <meta:generator>LibreOffice/5.1.6.2$Linux_X86_64 LibreOffice_project/10m0$Build-2</meta:generator>
    <meta:document-statistic meta:table-count="2" meta:cell-count="138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2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9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13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5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